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F" svg:font-family="" style:font-family-generic="roman"/>
    <style:font-face style:name="Times New Roman" svg:font-family="'Times New Roman', 'Times New Roman'" style:font-family-generic="roman"/>
    <style:font-face style:name="Arial" svg:font-family="Arial, Arial" style:font-family-generic="swiss"/>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6.09mm"/>
    </style:style>
    <style:style style:name="co2" style:family="table-column">
      <style:table-column-properties fo:break-before="auto" style:column-width="22.58mm"/>
    </style:style>
    <style:style style:name="co3" style:family="table-column">
      <style:table-column-properties fo:break-before="auto" style:column-width="77.61mm"/>
    </style:style>
    <style:style style:name="co4" style:family="table-column">
      <style:table-column-properties fo:break-before="auto" style:column-width="47.1mm"/>
    </style:style>
    <style:style style:name="co5" style:family="table-column">
      <style:table-column-properties fo:break-before="auto" style:column-width="95.04mm"/>
    </style:style>
    <style:style style:name="ro1" style:family="table-row">
      <style:table-row-properties style:row-height="4.52mm" fo:break-before="auto" style:use-optimal-row-height="true"/>
    </style:style>
    <style:style style:name="ro2" style:family="table-row">
      <style:table-row-properties style:row-height="42.33mm" fo:break-before="auto" style:use-optimal-row-height="false"/>
    </style:style>
    <style:style style:name="ro3" style:family="table-row">
      <style:table-row-properties style:row-height="22.49mm" fo:break-before="auto" style:use-optimal-row-height="true"/>
    </style:style>
    <style:style style:name="ro4" style:family="table-row">
      <style:table-row-properties style:row-height="9mm" fo:break-before="auto" style:use-optimal-row-height="true"/>
    </style:style>
    <style:style style:name="ro5" style:family="table-row">
      <style:table-row-properties style:row-height="43.13mm" fo:break-before="auto" style:use-optimal-row-height="true"/>
    </style:style>
    <style:style style:name="ro6" style:family="table-row">
      <style:table-row-properties style:row-height="25.79mm" fo:break-before="auto" style:use-optimal-row-height="true"/>
    </style:style>
    <style:style style:name="ro7" style:family="table-row">
      <style:table-row-properties style:row-height="9.26mm" fo:break-before="auto" style:use-optimal-row-height="true"/>
    </style:style>
    <style:style style:name="ro8" style:family="table-row">
      <style:table-row-properties style:row-height="17.73mm" fo:break-before="auto" style:use-optimal-row-height="true"/>
    </style:style>
    <style:style style:name="ro9" style:family="table-row">
      <style:table-row-properties style:row-height="50.8mm" fo:break-before="auto" style:use-optimal-row-height="true"/>
    </style:style>
    <style:style style:name="ro10" style:family="table-row">
      <style:table-row-properties style:row-height="9.21mm" fo:break-before="auto" style:use-optimal-row-height="true"/>
    </style:style>
    <style:style style:name="ro11" style:family="table-row">
      <style:table-row-properties style:row-height="21.96mm" fo:break-before="auto" style:use-optimal-row-height="true"/>
    </style:style>
    <style:style style:name="ro12" style:family="table-row">
      <style:table-row-properties style:row-height="64.56mm" fo:break-before="auto" style:use-optimal-row-height="true"/>
    </style:style>
    <style:style style:name="ro13" style:family="table-row">
      <style:table-row-properties style:row-height="26.72mm" fo:break-before="auto" style:use-optimal-row-height="true"/>
    </style:style>
    <style:style style:name="ro14" style:family="table-row">
      <style:table-row-properties style:row-height="74.08mm" fo:break-before="auto" style:use-optimal-row-height="true"/>
    </style:style>
    <style:style style:name="ro15" style:family="table-row">
      <style:table-row-properties style:row-height="26.19mm" fo:break-before="auto" style:use-optimal-row-height="true"/>
    </style:style>
    <style:style style:name="ro16" style:family="table-row">
      <style:table-row-properties style:row-height="38.63mm" fo:break-before="auto" style:use-optimal-row-height="true"/>
    </style:style>
    <style:style style:name="ro17" style:family="table-row">
      <style:table-row-properties style:row-height="21.7mm" fo:break-before="auto" style:use-optimal-row-height="true"/>
    </style:style>
    <style:style style:name="ro18" style:family="table-row">
      <style:table-row-properties style:row-height="5.08mm" fo:break-before="auto" style:use-optimal-row-height="true"/>
    </style:style>
    <style:style style:name="ro19" style:family="table-row">
      <style:table-row-properties style:row-height="24.73mm" fo:break-before="auto" style:use-optimal-row-height="true"/>
    </style:style>
    <style:style style:name="ro20" style:family="table-row">
      <style:table-row-properties style:row-height="42.33mm" fo:break-before="auto" style:use-optimal-row-height="true"/>
    </style:style>
    <style:style style:name="ro21" style:family="table-row">
      <style:table-row-properties style:row-height="8.94mm" fo:break-before="auto" style:use-optimal-row-height="true"/>
    </style:style>
    <style:style style:name="ro22" style:family="table-row">
      <style:table-row-properties style:row-height="34.66mm" fo:break-before="auto" style:use-optimal-row-height="true"/>
    </style:style>
    <style:style style:name="ro2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fo:border="0.06pt solid #000000"/>
      <style:text-properties fo:color="#000000" style:text-outline="false" style:text-line-through-style="none" style:text-line-through-type="none" style:font-name="Times New Roman" fo:language="none" fo:country="none" fo:font-style="normal" fo:text-shadow="none" style:text-underline-style="none" style:text-underline-mode="continuous" style:text-overline-mode="continuous" style:text-line-through-mode="continuous" style:language-asian="none" style:country-asian="none" style:font-style-asian="normal" style:language-complex="none" style:country-complex="none" style:font-style-complex="normal" style:text-emphasize="none" style:font-relief="none" style:text-overline-style="none" style:text-overline-color="font-color"/>
    </style:style>
    <style:style style:name="ce3" style:family="table-cell" style:parent-style-name="Default">
      <style:text-properties fo:color="#000000" style:font-name="Times New Roman" fo:font-size="11.5pt" fo:language="none" fo:country="none" fo:font-weight="bold" style:font-name-asian="Times New Roman" style:font-size-asian="11.5pt" style:language-asian="none" style:country-asian="none" style:font-weight-asian="bold" style:font-name-complex="Times New Roman" style:font-size-complex="11.5pt" style:language-complex="none" style:country-complex="none" style:font-weight-complex="bold"/>
    </style:style>
    <style:style style:name="ce4" style:family="table-cell" style:parent-style-name="Default">
      <style:table-cell-properties style:text-align-source="fix" style:repeat-content="false" fo:wrap-option="wrap" style:vertical-align="top"/>
      <style:paragraph-properties fo:text-align="start"/>
      <style:text-properties fo:color="#000000" style:font-name="Times New Roman" fo:font-size="11.5pt" fo:language="none" fo:country="none" fo:font-weight="bold" style:font-name-asian="Times New Roman" style:font-size-asian="11.5pt" style:language-asian="none" style:country-asian="none" style:font-weight-asian="bold" style:font-name-complex="Times New Roman" style:font-size-complex="11.5pt" style:language-complex="none" style:country-complex="none" style:font-weight-complex="bold"/>
    </style:style>
    <style:style style:name="ce5" style:family="table-cell" style:parent-style-name="Default">
      <style:table-cell-properties fo:border="0.06pt solid #000000"/>
      <style:text-properties fo:color="#000000" style:text-outline="false" style:text-line-through-style="none" style:text-line-through-type="none" style:font-name="Times New Roman" fo:font-size="11.5pt" fo:language="none" fo:country="none" fo:font-style="normal" fo:text-shadow="none" style:text-underline-style="none" fo:font-weight="bold" style:text-underline-mode="continuous" style:text-overline-mode="continuous" style:text-line-through-mode="continuous" style:font-size-asian="11.5pt" style:language-asian="none" style:country-asian="none" style:font-style-asian="normal" style:font-weight-asian="bold" style:font-size-complex="11.5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style:text-properties style:font-name="F" fo:font-size="12pt" fo:language="none" fo:country="none" style:font-name-asian="Segoe UI1" style:font-size-asian="6.80000019073486pt" style:language-asian="none" style:country-asian="none" style:font-name-complex="Tahoma" style:font-size-complex="6.80000019073486pt" style:language-complex="none" style:country-complex="none"/>
    </style:style>
    <style:style style:name="ce7" style:family="table-cell" style:parent-style-name="Default">
      <style:table-cell-properties style:text-align-source="fix" style:repeat-content="false" fo:wrap-option="wrap" style:vertical-align="top"/>
      <style:paragraph-properties fo:text-align="start"/>
      <style:text-properties fo:color="#000000" style:font-name="Times New Roman" fo:font-size="11.5pt" fo:font-weight="bold" style:font-name-asian="Times New Roman" style:font-size-asian="11.5pt" style:font-weight-asian="bold" style:font-name-complex="Times New Roman" style:font-size-complex="11.5pt" style:font-weight-complex="bold"/>
    </style:style>
    <style:style style:name="ce8" style:family="table-cell" style:parent-style-name="Default">
      <style:table-cell-properties style:text-align-source="fix" style:repeat-content="false" fo:wrap-option="wrap" style:vertical-align="top"/>
      <style:paragraph-properties fo:text-align="start"/>
      <style:text-properties fo:language="none" fo:country="none" style:language-asian="none" style:country-asian="none" style:language-complex="none" style:country-complex="none"/>
    </style:style>
    <style:style style:name="ce9" style:family="table-cell" style:parent-style-name="Default">
      <style:table-cell-properties style:text-align-source="fix" style:repeat-content="false" fo:wrap-option="wrap" style:vertical-align="top"/>
      <style:paragraph-properties fo:text-align="start"/>
      <style:text-properties fo:color="#000000" style:font-name="Times New Roman" fo:font-size="11.5pt" fo:language="none" fo:country="none" style:font-name-asian="Times New Roman" style:font-size-asian="11.5pt" style:language-asian="none" style:country-asian="none" style:font-name-complex="Times New Roman" style:font-size-complex="11.5pt" style:language-complex="none" style:country-complex="none"/>
    </style:style>
    <style:style style:name="ce10" style:family="table-cell" style:parent-style-name="Default">
      <style:table-cell-properties fo:border="0.06pt solid #000000"/>
      <style:text-properties fo:color="#000000" style:text-outline="false" style:text-line-through-style="none" style:text-line-through-type="none" fo:language="none" fo:country="none" fo:font-style="normal" fo:text-shadow="none" style:text-underline-style="none" style:text-underline-mode="continuous" style:text-overline-mode="continuous" style:text-line-through-mode="continuous" style:language-asian="none" style:country-asian="none" style:font-style-asian="normal" style:language-complex="none" style:country-complex="none" style:font-style-complex="normal" style:text-emphasize="none" style:font-relief="none" style:text-overline-style="none" style:text-overline-color="font-color"/>
    </style:style>
    <style:style style:name="ce11" style:family="table-cell" style:parent-style-name="Default">
      <style:table-cell-properties fo:border="0.06pt solid #000000"/>
      <style:text-properties fo:color="#000000" style:text-outline="false" style:text-line-through-style="none" style:text-line-through-type="none" style:font-name="Times New Roman" fo:font-size="11.5pt" fo:language="none" fo:country="none" fo:font-style="normal" fo:text-shadow="none" style:text-underline-style="none" fo:font-weight="normal" style:text-underline-mode="continuous" style:text-overline-mode="continuous" style:text-line-through-mode="continuous" style:font-size-asian="11.5pt" style:language-asian="none" style:country-asian="none" style:font-style-asian="normal" style:font-weight-asian="normal" style:font-size-complex="11.5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fo:color="#000000" style:text-outline="false" style:text-line-through-style="none" style:text-line-through-type="none" style:font-name="Times New Roman"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font-name="Times New Roman" fo:font-size="11.5pt" fo:language="none" fo:country="none" style:font-name-asian="Times New Roman" style:font-size-asian="11.5pt" style:language-asian="none" style:country-asian="none" style:font-name-complex="Times New Roman" style:font-size-complex="11.5pt" style:language-complex="none" style:country-complex="none"/>
    </style:style>
    <style:style style:name="ce14" style:family="table-cell" style:parent-style-name="Default">
      <style:text-properties fo:color="#800000" style:font-name="Helvetica" fo:font-size="6pt" fo:language="none" fo:country="none" style:font-name-asian="Helvetica" style:font-size-asian="6pt" style:language-asian="none" style:country-asian="none" style:font-name-complex="Helvetica" style:font-size-complex="6pt" style:language-complex="none" style:country-complex="none"/>
    </style:style>
    <style:style style:name="ce15" style:family="table-cell" style:parent-style-name="Default">
      <style:text-properties fo:color="#800000" style:text-outline="false" style:text-line-through-style="none" style:text-line-through-type="none" style:font-name="Helvetica" fo:font-size="6pt" fo:language="none" fo:country="none" fo:font-style="normal" fo:text-shadow="none" style:text-underline-style="none" fo:font-weight="normal" style:text-underline-mode="continuous" style:text-overline-mode="continuous" style:text-line-through-mode="continuous" style:font-size-asian="6pt" style:language-asian="none" style:country-asian="none" style:font-style-asian="normal" style:font-weight-asian="normal" style:font-size-complex="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ext-properties fo:color="#000000" style:text-outline="false" style:text-line-through-style="none" style:text-line-through-type="none" style:font-name="Segoe UI" fo:font-size="5.09999990463257pt" fo:language="none" fo:country="none" fo:font-style="normal" fo:text-shadow="none" style:text-underline-style="none" fo:font-weight="normal" style:text-underline-mode="continuous" style:text-overline-mode="continuous" style:text-line-through-mode="continuous" style:font-name-asian="Segoe UI" style:font-size-asian="5.09999990463257pt" style:language-asian="none" style:country-asian="none" style:font-style-asian="normal" style:font-weight-asian="normal" style:font-name-complex="Segoe UI" style:font-size-complex="5.09999990463257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Times New Roman;Times New Roman" fo:font-size="12pt" style:font-name-asian="Times New Roman;Times New Roman" style:font-name-complex="Times New Roman;Times New Roman" style:font-size-asian="12pt" style:font-size-complex="12pt"/>
    </style:style>
    <style:style style:name="T2" style:family="text">
      <style:text-properties fo:color="#000000" style:font-name="Times New Roman;Times New Roman" style:font-name-asian="Times New Roman;Times New Roman" style:font-name-complex="Times New Roman;Times New Roman" style:font-size-asian="12pt" style:font-size-complex="12pt" fo:font-size="12pt"/>
    </style:style>
    <style:style style:name="T3" style:family="text">
      <style:text-properties fo:color="#000000" style:font-name="Times New Roman;Times New Roman" style:font-name-asian="Times New Roman;Times New Roman" style:font-name-complex="Times New Roman;Times New Roman" fo:font-size="11.5pt" fo:font-weight="bold" style:font-size-asian="11.5pt" style:font-size-complex="11.5pt" style:font-weight-asian="bold" style:font-weight-complex="bold"/>
    </style:style>
    <style:style style:name="T4" style:family="text">
      <style:text-properties fo:color="#000000" style:font-name="Times New Roman;Times New Roman" fo:font-size="11.5pt" style:font-name-asian="Times New Roman;Times New Roman" style:font-name-complex="Times New Roman;Times New Roman" style:font-size-asian="11.5pt" style:font-size-complex="11.5pt"/>
    </style:style>
    <style:style style:name="T5" style:family="text">
      <style:text-properties fo:color="#000000" style:font-name="Times New Roman;Times New Roman" fo:font-size="11.5pt" fo:font-weight="bold" fo:font-style="italic" style:font-name-asian="Times New Roman;Times New Roman" style:font-name-complex="Times New Roman;Times New Roman" style:font-size-asian="11.5pt" style:font-size-complex="11.5pt" style:font-weight-asian="bold" style:font-weight-complex="bold" style:font-style-asian="italic" style:font-style-complex="italic"/>
    </style:style>
    <style:style style:name="T6" style:family="text">
      <style:text-properties style:font-name="" fo:font-size="12pt"/>
    </style:style>
    <style:style style:name="T7" style:family="text">
      <style:text-properties fo:color="#000000" style:font-name="Times New Roman;Times New Roman" fo:font-size="11.5pt" fo:font-weight="bold" style:font-name-asian="Times New Roman;Times New Roman" style:font-name-complex="Times New Roman;Times New Roman" style:font-size-asian="11.5pt" style:font-size-complex="11.5pt" style:font-weight-asian="bold" style:font-weight-complex="bold"/>
    </style:style>
    <style:style style:name="T8" style:family="text">
      <style:text-properties fo:color="#000000" style:font-name="Times New Roman;Times New Roman" style:font-name-asian="Times New Roman;Times New Roman" style:font-name-complex="Times New Roman;Times New Roman" fo:font-size="11.5pt" style:font-size-asian="11.5pt" style:font-size-complex="11.5pt"/>
    </style:style>
    <style:style style:name="T9" style:family="text">
      <style:text-properties fo:color="#000000" style:font-name="Times New Roman;Times New Roman" fo:font-size="11.5pt" style:text-underline-style="solid" style:text-underline-width="auto" style:text-underline-color="font-color" style:text-line-through-type="none" style:font-name-asian="Times New Roman;Times New Roman" style:font-name-complex="Times New Roman;Times New Roman" style:font-size-asian="11.5pt" style:font-size-complex="11.5pt"/>
    </style:style>
    <style:style style:name="T10" style:family="text">
      <style:text-properties fo:color="#000000" style:font-name="Times New Roman;Times New Roman" fo:font-size="11.5pt" style:text-line-through-type="none" style:font-name-asian="Times New Roman;Times New Roman" style:font-name-complex="Times New Roman;Times New Roman" style:font-size-asian="11.5pt" style:font-size-complex="11.5pt" style:text-underline-style="none" style:text-underline-color="font-color"/>
    </style:style>
    <style:style style:name="T11" style:family="text">
      <style:text-properties fo:color="#000000" style:font-name="Times New Roman;Times New Roman" fo:font-size="11.5pt" style:text-line-through-type="none" style:font-name-asian="Times New Roman;Times New Roman" style:font-name-complex="Times New Roman;Times New Roman" style:font-size-asian="11.5pt" style:font-size-complex="11.5pt" style:text-underline-style="none" style:text-underline-color="font-color" fo:font-style="italic" style:font-style-asian="italic" style:font-style-complex="italic"/>
    </style:style>
    <style:style style:name="T12" style:family="text">
      <style:text-properties fo:color="#000000" style:font-name="Arial;Arial" fo:font-size="9pt" style:text-underline-style="none" style:text-underline-color="font-color" style:text-line-through-type="none" style:font-name-asian="Arial;Arial" style:font-name-complex="Arial;Arial" style:font-size-asian="9pt" style:font-size-complex="9pt"/>
    </style:style>
    <style:style style:name="T13" style:family="text">
      <style:text-properties fo:color="#000000" style:text-underline-style="none" style:text-underline-color="font-color" style:text-line-through-type="none" style:font-name="Times New Roman;Times New Roman" fo:font-size="11.5pt" style:font-name-asian="Times New Roman;Times New Roman" style:font-name-complex="Times New Roman;Times New Roman" style:font-size-asian="11.5pt" style:font-size-complex="11.5pt"/>
    </style:style>
    <style:style style:name="T14" style:family="text">
      <style:text-properties style:font-name="Arial;Arial" fo:font-size="9pt" style:text-underline-style="none" style:text-underline-color="font-color" style:text-line-through-type="none" style:font-name-asian="Arial;Arial" style:font-name-complex="Arial;Arial" style:font-size-asian="9pt" style:font-size-complex="9pt" fo:color="#000000"/>
    </style:style>
    <style:style style:name="T15" style:family="text">
      <style:text-properties style:text-underline-style="none" style:text-underline-color="font-color" style:text-line-through-type="none" fo:color="#000000" style:font-name="Times New Roman;Times New Roman" fo:font-size="11.5pt" style:font-name-asian="Times New Roman;Times New Roman" style:font-name-complex="Times New Roman;Times New Roman" style:font-size-asian="11.5pt" style:font-size-complex="11.5pt"/>
    </style:style>
    <style:style style:name="T16" style:family="text">
      <style:text-properties fo:color="#000000" style:font-name="Arial;Arial" fo:font-size="9pt" style:font-name-asian="Arial;Arial" style:font-name-complex="Arial;Arial" style:font-size-asian="9pt" style:font-size-complex="9pt"/>
    </style:style>
    <style:style style:name="T17" style:family="text">
      <style:text-properties style:text-line-through-type="none" fo:color="#000000" style:font-name="Times New Roman;Times New Roman" fo:font-size="11.5pt" style:font-name-asian="Times New Roman;Times New Roman" style:font-name-complex="Times New Roman;Times New Roman" style:font-size-asian="11.5pt" style:font-size-complex="11.5pt" style:text-underline-style="solid" style:text-underline-width="auto" style:text-underline-color="font-color"/>
    </style:style>
    <style:style style:name="T18" style:family="text">
      <style:text-properties style:text-line-through-type="none" fo:color="#000000" style:font-name="Times New Roman;Times New Roman" fo:font-size="11.5pt" style:font-name-asian="Times New Roman;Times New Roman" style:font-name-complex="Times New Roman;Times New Roman" style:font-size-asian="11.5pt" style:font-size-complex="11.5pt" style:text-underline-style="none" style:text-underline-color="font-color"/>
    </style:style>
    <style:style style:name="T19" style:family="text">
      <style:text-properties style:text-line-through-type="none" style:text-underline-style="none" style:text-underline-color="font-color" fo:color="#000000" style:font-name="Times New Roman;Times New Roman" fo:font-size="11.5pt" style:font-name-asian="Times New Roman;Times New Roman" style:font-name-complex="Times New Roman;Times New Roman" style:font-size-asian="11.5pt" style:font-size-complex="11.5pt"/>
    </style:style>
    <style:style style:name="T20" style:family="text">
      <style:text-properties style:text-underline-style="none" style:text-underline-color="font-color" style:text-line-through-type="none" style:font-size-complex="11.5pt" style:font-size-asian="11.5pt" style:font-name-complex="Times New Roman;Times New Roman" style:font-name-asian="Times New Roman;Times New Roman" fo:font-size="11.5pt" style:font-name="Times New Roman;Times New Roman" fo:color="#000000"/>
    </style:style>
    <style:style style:name="T21" style:family="text">
      <style:text-properties fo:color="#000000" style:font-name="Times New Roman;Times New Roman" fo:font-size="9pt" style:text-underline-style="none" style:text-underline-color="font-color" style:text-line-through-type="none" style:font-name-asian="Times New Roman;Times New Roman" style:font-name-complex="Times New Roman;Times New Roman" style:font-size-asian="9pt" style:font-size-complex="9pt"/>
    </style:style>
    <style:style style:name="T22" style:family="text">
      <style:text-properties fo:color="#000000" style:font-name="Times New Roman;Times New Roman" style:text-underline-style="none" style:text-underline-color="font-color" style:text-line-through-type="none" style:font-name-asian="Times New Roman;Times New Roman" style:font-name-complex="Times New Roman;Times New Roman" fo:font-size="11.5pt" style:font-size-asian="11.5pt" style:font-size-complex="11.5pt"/>
    </style:style>
    <style:style style:name="T23" style:family="text">
      <style:text-properties fo:color="#000000" style:font-name="Times New Roman;Times New Roman" fo:font-size="11.5pt" style:text-underline-style="none" style:text-underline-color="font-color" style:text-line-through-type="none" style:font-name-asian="Times New Roman;Times New Roman" style:font-name-complex="Times New Roman;Times New Roman" style:font-size-asian="11.5pt" style:font-size-complex="11.5pt"/>
    </style:style>
    <style:style style:name="T24" style:family="text">
      <style:text-properties fo:color="#000000" style:font-name="Times New Roman;Times New Roman" fo:font-size="11.5pt" style:text-underline-style="none" style:text-underline-color="font-color" style:text-line-through-type="none" style:font-name-asian="Times New Roman;Times New Roman" style:font-name-complex="Times New Roman;Times New Roman" style:font-size-asian="11.5pt" style:font-size-complex="11.5pt" fo:font-style="italic" style:font-style-asian="italic" style:font-style-complex="italic"/>
    </style:style>
    <style:style style:name="T25" style:family="text">
      <style:text-properties fo:color="#000000" style:font-name="Times New Roman;Times New Roman" fo:font-size="11.5pt" style:font-name-asian="Times New Roman;Times New Roman" style:font-name-complex="Times New Roman;Times New Roman" style:font-size-asian="11.5pt" style:font-size-complex="11.5pt" style:text-underline-style="none" style:text-underline-color="font-color" style:text-line-through-type="none"/>
    </style:style>
    <style:style style:name="T26" style:family="text">
      <style:text-properties fo:color="#000000" style:text-underline-style="none" style:text-underline-color="font-color" style:text-line-through-type="none" style:font-name="Times New Roman;Times New Roman" fo:font-size="11.5pt" fo:font-weight="bold" style:font-name-asian="Times New Roman;Times New Roman" style:font-name-complex="Times New Roman;Times New Roman" style:font-size-asian="11.5pt" style:font-size-complex="11.5pt" style:font-weight-asian="bold" style:font-weight-complex="bold"/>
    </style:style>
    <style:style style:name="T27" style:family="text">
      <style:text-properties fo:color="#000000" style:text-underline-style="none" style:text-underline-color="font-color" style:text-line-through-type="none" style:font-name="Times New Roman;Times New Roman" fo:font-size="11.5pt" style:font-name-asian="Times New Roman;Times New Roman" style:font-name-complex="Times New Roman;Times New Roman" style:font-size-asian="11.5pt" style:font-size-complex="11.5pt" fo:font-weight="normal" style:font-weight-asian="normal" style:font-weight-complex="normal"/>
    </style:style>
    <style:style style:name="T28" style:family="text">
      <style:text-properties fo:color="#000000" style:font-name="Arial;Arial" fo:font-size="9pt" fo:font-weight="normal" style:text-underline-style="none" style:text-underline-color="font-color" style:text-line-through-type="none" style:font-name-asian="Arial;Arial" style:font-name-complex="Arial;Arial" style:font-size-asian="9pt" style:font-size-complex="9pt" style:font-weight-asian="normal" style:font-weight-complex="normal"/>
    </style:style>
    <style:style style:name="T29" style:family="text">
      <style:text-properties fo:color="#000000" style:font-name="Segoe UI" fo:font-size="5.09999990463257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Default"/>
        <table:table-column table:style-name="co3" table:default-cell-style-name="ce1"/>
        <table:table-column table:style-name="co2" table:default-cell-style-name="Default"/>
        <table:table-column table:style-name="co4" table:default-cell-style-name="Default"/>
        <table:table-column table:style-name="co5" table:number-columns-repeated="2" table:default-cell-style-name="Default"/>
        <table:table-column table:style-name="co2" table:default-cell-style-name="Default"/>
        <table:table-row table:style-name="ro1">
          <table:table-cell office:value-type="string" calcext:value-type="string">
            <text:p>nom du champ</text:p>
          </table:table-cell>
          <table:table-cell office:value-type="string" calcext:value-type="string">
            <text:p>cardinalité</text:p>
          </table:table-cell>
          <table:table-cell office:value-type="string" calcext:value-type="string">
            <text:p>format</text:p>
          </table:table-cell>
          <table:table-cell office:value-type="string" calcext:value-type="string">
            <text:p>nomenclature</text:p>
          </table:table-cell>
          <table:table-cell office:value-type="string" calcext:value-type="string">
            <text:p>balise seda 1</text:p>
          </table:table-cell>
          <table:table-cell office:value-type="string" calcext:value-type="string">
            <text:p>cardinalité</text:p>
          </table:table-cell>
          <table:table-cell office:value-type="string" calcext:value-type="string">
            <text:p>balise seda 2</text:p>
          </table:table-cell>
          <table:table-cell office:value-type="string" calcext:value-type="string">
            <text:p>cardinalité</text:p>
          </table:table-cell>
        </table:table-row>
        <table:table-row table:style-name="ro2">
          <table:table-cell office:value-type="string" calcext:value-type="string">
            <text:p><text:span text:style-name="T1"/></text:p>
            <text:p><text:span text:style-name="T2"> </text:span><text:span text:style-name="T3">Numéro d’identification unique de marché public</text:span></text:p>
          </table:table-cell>
          <table:table-cell office:value-type="float" office:value="1" calcext:value-type="float">
            <text:p>1</text:p>
          </table:table-cell>
          <table:table-cell office:value-type="string" calcext:value-type="string">
            <text:p><text:span text:style-name="T1"/></text:p>
            <text:p><text:span text:style-name="T2"> </text:span><text:span text:style-name="T8">Texte </text:span></text:p>
            <text:p><text:span text:style-name="T4">Identifiant de marché </text:span></text:p>
            <text:p><text:span text:style-name="T4">{année lancement}- </text:span></text:p>
            <text:p><text:span text:style-name="T4">Exemple : "2014-1234567890-12345678901234" (est unique au niveau national grâce à l’ajout SIRET du donneur d’ordre ou du pouvoir adjudicateur et du mois et de l’année de notification) </text:span></text:p>
            <text:p><text:span text:style-name="T6"/></text:p>
          </table:table-cell>
          <table:table-cell/>
          <table:table-cell table:style-name="ce14" office:value-type="string" calcext:value-type="string">
            <text:p>TransferringAgencyArchiveUnitIdentifier</text:p>
          </table:table-cell>
          <table:table-cell office:value-type="string" calcext:value-type="string">
            <text:p>0...1</text:p>
          </table:table-cell>
          <table:table-cell table:style-name="ce17" office:value-type="string" calcext:value-type="string">
            <text:p>TransferringAgencyArchiveUnitIdentifier </text:p>
          </table:table-cell>
          <table:table-cell office:value-type="string" calcext:value-type="string">
            <text:p>0...1</text:p>
          </table:table-cell>
        </table:table-row>
        <table:table-row table:style-name="ro3">
          <table:table-cell office:value-type="string" calcext:value-type="string">
            <text:p><text:span text:style-name="T1"/></text:p>
            <text:p><text:span text:style-name="T2"> </text:span><text:span text:style-name="T3">Liste des acheteurs </text:span></text:p>
            <text:p><text:span text:style-name="T4">Format pivot </text:span></text:p>
            <text:p><text:span text:style-name="T5">acheteurs </text:span></text:p>
            <text:p><text:span text:style-name="T6"/></text:p>
          </table:table-cell>
          <table:table-cell office:value-type="float" office:value="1" calcext:value-type="float">
            <text:p>1</text:p>
          </table:table-cell>
          <table:table-cell office:value-type="string" calcext:value-type="string">
            <text:p><text:span text:style-name="T1"/></text:p>
            <text:p><text:span text:style-name="T2"> </text:span><text:span text:style-name="T8">Liste d’objets</text:span></text:p>
          </table:table-cell>
          <table:table-cell/>
          <table:table-cell office:value-type="string" calcext:value-type="string">
            <text:p>OriginatingAgency</text:p>
          </table:table-cell>
          <table:table-cell office:value-type="string" calcext:value-type="string">
            <text:p>Archive/Name</text:p>
          </table:table-cell>
          <table:table-cell office:value-type="string" calcext:value-type="string">
            <text:p>OriginatingAgency</text:p>
          </table:table-cell>
          <table:table-cell office:value-type="string" calcext:value-type="string">
            <text:p>0...1</text:p>
          </table:table-cell>
        </table:table-row>
        <table:table-row table:style-name="ro4">
          <table:table-cell table:style-name="ce2" office:value-type="string" calcext:value-type="string">
            <text:p><text:span text:style-name="T1"> </text:span><text:span text:style-name="T3">Identification de l’acheteur </text:span></text:p>
          </table:table-cell>
          <table:table-cell office:value-type="float" office:value="1" calcext:value-type="float">
            <text:p>1</text:p>
          </table:table-cell>
          <table:table-cell table:style-name="ce9" office:value-type="string" calcext:value-type="string">
            <text:p>Identifiant du Système d'Identification du Répertoire des Etablissements (SIRET)</text:p>
          </table:table-cell>
          <table:table-cell table:style-name="ce12" office:value-type="string" calcext:value-type="string">
            <text:p><text:span text:style-name="T1"> </text:span><text:span text:style-name="T8">http://xml.insee.fr/schema/siret.html#SIRET_stype </text:span></text:p>
          </table:table-cell>
          <table:table-cell office:value-type="string" calcext:value-type="string">
            <text:p>OriginatingAgency/Identification</text:p>
          </table:table-cell>
          <table:table-cell office:value-type="string" calcext:value-type="string">
            <text:p>0...1</text:p>
          </table:table-cell>
          <table:table-cell office:value-type="string" calcext:value-type="string">
            <text:p>OriginatingAgency/Identification</text:p>
          </table:table-cell>
          <table:table-cell office:value-type="string" calcext:value-type="string">
            <text:p>0...1</text:p>
          </table:table-cell>
        </table:table-row>
        <table:table-row table:style-name="ro5">
          <table:table-cell table:style-name="ce3" office:value-type="string" calcext:value-type="string">
            <text:p>Nom de l’acheteur</text:p>
          </table:table-cell>
          <table:table-cell office:value-type="float" office:value="1" calcext:value-type="float">
            <text:p>1</text:p>
          </table:table-cell>
          <table:table-cell office:value-type="string" calcext:value-type="string">
            <text:p><text:span text:style-name="T8">Texte </text:span></text:p>
            <text:p><text:span text:style-name="T4">Nom de l’acheteur (le caractère univoque est assuré par le SIRET) </text:span></text:p>
            <text:p><text:span text:style-name="T4">Exemple : "CONSEIL REGIONAL DE BRETAGNE" </text:span></text:p>
            <text:p><text:span text:style-name="T9">Type INSEE </text:span><text:span text:style-name="T10">: </text:span><text:span text:style-name="T11">ChaineFrancaisOfficielType </text:span></text:p>
            <text:p><text:span text:style-name="T4">[A-Za-zÀÂÄÇÉÈÊËÎÏÔÖÙÛÜŸàâäçéèêëîïôöùûüÿÆOEæoe \-']* </text:span></text:p>
            <text:p><text:span text:style-name="T6"/></text:p>
          </table:table-cell>
          <table:table-cell table:style-name="ce13" office:value-type="string" calcext:value-type="string">
            <text:p>http://xml.insee.fr/schema/commun.html#ChaineFrancaisOfficiel_stype </text:p>
          </table:table-cell>
          <table:table-cell office:value-type="string" calcext:value-type="string">
            <text:p>OriginatingAgency/Name</text:p>
          </table:table-cell>
          <table:table-cell office:value-type="string" calcext:value-type="string">
            <text:p>0...1</text:p>
          </table:table-cell>
          <table:table-cell office:value-type="string" calcext:value-type="string">
            <text:p>OriginatingAgency/Name</text:p>
          </table:table-cell>
          <table:table-cell office:value-type="string" calcext:value-type="string">
            <text:p>0...1</text:p>
          </table:table-cell>
        </table:table-row>
        <table:table-row table:style-name="ro6">
          <table:table-cell table:style-name="ce4" office:value-type="string" calcext:value-type="string">
            <text:p>Nature du marché</text:p>
          </table:table-cell>
          <table:table-cell office:value-type="float" office:value="1" calcext:value-type="float">
            <text:p>1</text:p>
          </table:table-cell>
          <table:table-cell office:value-type="string" calcext:value-type="string">
            <text:p><text:span text:style-name="T4">Nature du marché </text:span></text:p>
            <text:p><text:span text:style-name="T4">Valeurs possibles : </text:span></text:p>
            <text:p><text:span text:style-name="T12">- </text:span><text:span text:style-name="T13">Marché </text:span></text:p>
            <text:p><text:span text:style-name="T12">- </text:span><text:span text:style-name="T13">Marché de partenariat </text:span></text:p>
            <text:p><text:span text:style-name="T12">- </text:span><text:span text:style-name="T13">Accord-cadre </text:span></text:p>
            <text:p><text:span text:style-name="T14">- </text:span><text:span text:style-name="T15">Marché subséquent</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7">
          <table:table-cell table:style-name="ce5" office:value-type="string" calcext:value-type="string">
            <text:p>Objet du marché ou du lot </text:p>
          </table:table-cell>
          <table:table-cell office:value-type="float" office:value="1" calcext:value-type="float">
            <text:p>1</text:p>
          </table:table-cell>
          <table:table-cell office:value-type="string" calcext:value-type="string">
            <text:p><text:span text:style-name="T4">Texte </text:span></text:p>
            <text:p><text:span text:style-name="T6">Limité à 256 caractères</text:span></text:p>
          </table:table-cell>
          <table:table-cell/>
          <table:table-cell office:value-type="string" calcext:value-type="string">
            <text:p>Archive/Name</text:p>
          </table:table-cell>
          <table:table-cell office:value-type="float" office:value="1" calcext:value-type="float">
            <text:p>1</text:p>
          </table:table-cell>
          <table:table-cell office:value-type="string" calcext:value-type="string">
            <text:p>Archive/Name</text:p>
          </table:table-cell>
          <table:table-cell office:value-type="float" office:value="1" calcext:value-type="float">
            <text:p>1</text:p>
          </table:table-cell>
        </table:table-row>
        <table:table-row table:style-name="ro8">
          <table:table-cell table:style-name="ce5" office:value-type="string" calcext:value-type="string">
            <text:p>Code CPV principal </text:p>
          </table:table-cell>
          <table:table-cell office:value-type="float" office:value="1" calcext:value-type="float">
            <text:p>1</text:p>
          </table:table-cell>
          <table:table-cell office:value-type="string" calcext:value-type="string">
            <text:p><text:span text:style-name="T4">Liste </text:span></text:p>
            <text:p><text:span text:style-name="T4">Le code CPV principal (8 caractères + 1 caractère de contrôle) </text:span></text:p>
            <text:p><text:span text:style-name="T6">Exemple : 45112500-0</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9">
          <table:table-cell table:style-name="ce6" office:value-type="string" calcext:value-type="string">
            <text:p>Procédure de passation de marché</text:p>
          </table:table-cell>
          <table:table-cell office:value-type="float" office:value="1" calcext:value-type="float">
            <text:p>1</text:p>
          </table:table-cell>
          <table:table-cell office:value-type="string" calcext:value-type="string">
            <text:p><text:span text:style-name="T4">Texte </text:span></text:p>
            <text:p><text:span text:style-name="T4">Valeurs possibles : </text:span></text:p>
            <text:p><text:span text:style-name="T4"/></text:p>
            <text:p><text:span text:style-name="T12">● </text:span><text:span text:style-name="T13">Procédure adaptée </text:span></text:p>
            <text:p><text:span text:style-name="T12">● </text:span><text:span text:style-name="T13">Appel d'offres ouvert </text:span></text:p>
            <text:p><text:span text:style-name="T12">● </text:span><text:span text:style-name="T13">Appel d’offres restreint </text:span></text:p>
            <text:p><text:span text:style-name="T12">● </text:span><text:span text:style-name="T13">Procédure concurrentielle avec négociation </text:span></text:p>
            <text:p><text:span text:style-name="T12">● </text:span><text:span text:style-name="T13">Procédure négociée avec mise en concurrence préalable </text:span></text:p>
            <text:p><text:span text:style-name="T12">● </text:span><text:span text:style-name="T13">Marché négocié sans publicité ni mise en concurrence préalable </text:span></text:p>
            <text:p><text:span text:style-name="T16">● Dialogue compétitif</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10">
          <table:table-cell office:value-type="string" calcext:value-type="string">
            <text:p><text:span text:style-name="T7">Lieu principal d’exécution </text:span></text:p>
            <text:p><text:span text:style-name="T6"/></text:p>
          </table:table-cell>
          <table:table-cell office:value-type="float" office:value="1" calcext:value-type="float">
            <text:p>1</text:p>
          </table:table-cell>
          <table:table-cell office:value-type="string" calcext:value-type="string">
            <text:p>objet</text:p>
          </table:table-cell>
          <table:table-cell table:number-columns-repeated="5"/>
        </table:table-row>
        <table:table-row table:style-name="ro11">
          <table:table-cell table:style-name="ce6" office:value-type="string" calcext:value-type="string">
            <text:p>Code du lieu d’exécution</text:p>
          </table:table-cell>
          <table:table-cell office:value-type="float" office:value="1" calcext:value-type="float">
            <text:p>1</text:p>
          </table:table-cell>
          <table:table-cell office:value-type="string" calcext:value-type="string">
            <text:p><text:span text:style-name="T4">Texte </text:span></text:p>
            <text:p><text:span text:style-name="T4">Code du lieu d’exécution (code postal, commune, canton, arrondissement, département, région, pays) </text:span></text:p>
            <text:p><text:span text:style-name="T6">Exemple : "2B002"</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12">
          <table:table-cell table:style-name="ce7" office:value-type="string" calcext:value-type="string">
            <text:p>Type de code du lieu d’exécution</text:p>
          </table:table-cell>
          <table:table-cell office:value-type="float" office:value="1" calcext:value-type="float">
            <text:p>1</text:p>
          </table:table-cell>
          <table:table-cell office:value-type="string" calcext:value-type="string">
            <text:p><text:span text:style-name="T4">Texte </text:span></text:p>
            <text:p><text:span text:style-name="T6">Le type de code utilisé pour désigner le lieu d’exécution. Hormis le « Code postal », les </text:span><text:span text:style-name="T15">codes sont des codes géographiques gérés par l’INSEE (</text:span><text:span text:style-name="T17">http://www.insee.fr/fr/methodes/nomenclatures/cog/default.asp</text:span><text:span text:style-name="T18">) </text:span></text:p>
            <text:p><text:span text:style-name="T19">Valeurs possibles : </text:span></text:p>
            <text:p><text:span text:style-name="T12">- </text:span><text:span text:style-name="T13">Code postal </text:span></text:p>
            <text:p><text:span text:style-name="T12">- </text:span><text:span text:style-name="T13">Code commune </text:span></text:p>
            <text:p><text:span text:style-name="T12">- </text:span><text:span text:style-name="T13">Code arrondissement </text:span></text:p>
            <text:p><text:span text:style-name="T12">- </text:span><text:span text:style-name="T13">Code canton </text:span></text:p>
            <text:p><text:span text:style-name="T12">- </text:span><text:span text:style-name="T13">Code département </text:span></text:p>
            <text:p><text:span text:style-name="T12">- </text:span><text:span text:style-name="T13">Code région </text:span></text:p>
            <text:p><text:span text:style-name="T20">- Code pays</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13">
          <table:table-cell table:style-name="ce6" office:value-type="string" calcext:value-type="string">
            <text:p>Nom du lieu d’exécution</text:p>
          </table:table-cell>
          <table:table-cell office:value-type="float" office:value="1" calcext:value-type="float">
            <text:p>1</text:p>
          </table:table-cell>
          <table:table-cell office:value-type="string" calcext:value-type="string">
            <text:p><text:span text:style-name="T4">Liste </text:span></text:p>
            <text:p><text:span text:style-name="T4">Nom du lieu d’exécution </text:span></text:p>
            <text:p><text:span text:style-name="T9">Type INSEE </text:span><text:span text:style-name="T10">: </text:span><text:span text:style-name="T11">ChaineFrancaisOfficielType </text:span></text:p>
            <text:p><text:span text:style-name="T6">[A-Za-zÀÂÄÇÉÈÊËÎÏÔÖÙÛÜŸàâäçéèêëîïôöùûüÿÆOEæoe \-']*</text:span></text:p>
          </table:table-cell>
          <table:table-cell/>
          <table:table-cell table:style-name="ce15" office:value-type="string" calcext:value-type="string">
            <text:p>KeywordContent:</text:p>
          </table:table-cell>
          <table:table-cell office:value-type="float" office:value="1" calcext:value-type="float">
            <text:p>1</text:p>
          </table:table-cell>
          <table:table-cell table:style-name="ce15" office:value-type="string" calcext:value-type="string">
            <text:p>KeywordContent:</text:p>
          </table:table-cell>
          <table:table-cell office:value-type="float" office:value="1" calcext:value-type="float">
            <text:p>1</text:p>
          </table:table-cell>
        </table:table-row>
        <table:table-row table:style-name="ro14">
          <table:table-cell table:style-name="ce6" office:value-type="string" calcext:value-type="string">
            <text:p>Durée initiale du marché</text:p>
          </table:table-cell>
          <table:table-cell office:value-type="float" office:value="1" calcext:value-type="float">
            <text:p>1</text:p>
          </table:table-cell>
          <table:table-cell office:value-type="string" calcext:value-type="string">
            <text:p><text:span text:style-name="T4">Nombre </text:span></text:p>
            <text:p><text:span text:style-name="T4">Valeur minimum : 1 </text:span></text:p>
            <text:p><text:span text:style-name="T4">Si la durée n’est pas un nombre exact de mois, arrondir au nombre supérieur. </text:span></text:p>
            <text:p><text:span text:style-name="T4">Valeur arrondie au nombre supérieur. </text:span></text:p>
            <text:p><text:span text:style-name="T4">Exemples :</text:span></text:p>
            <text:p><text:span text:style-name="T4"/></text:p>
            <text:p><text:span text:style-name="T21">- </text:span><text:span text:style-name="T22">9 pour 9 mois </text:span></text:p>
            <text:p><text:span text:style-name="T21">- </text:span><text:span text:style-name="T22">1 pour 2 semaines </text:span></text:p>
            <text:p><text:span text:style-name="T21">- </text:span><text:span text:style-name="T22">2 pour 1 mois et 3 semaines </text:span></text:p>
            <text:p><text:span text:style-name="T4"/></text:p>
            <text:p><text:span text:style-name="T6">Si une fois les données initiales du marché publiées une modification de la durée du marché intervient, elle doit être retranscrite via un objet enfant de Modifications et la propriété dureeMois initiale ne doit pas être modifiée.</text:span></text:p>
          </table:table-cell>
          <table:table-cell/>
          <table:table-cell table:style-name="ce15" office:value-type="string" calcext:value-type="string">
            <text:p>Description</text:p>
          </table:table-cell>
          <table:table-cell table:style-name="ce16" office:value-type="string" calcext:value-type="string">
            <text:p><text:span text:style-name="T29">[0..1</text:span></text:p>
          </table:table-cell>
          <table:table-cell table:style-name="ce15" office:value-type="string" calcext:value-type="string">
            <text:p>Description</text:p>
          </table:table-cell>
          <table:table-cell table:style-name="ce16" office:value-type="string" calcext:value-type="string">
            <text:p><text:span text:style-name="T29">[0..1</text:span></text:p>
          </table:table-cell>
        </table:table-row>
        <table:table-row table:style-name="ro15">
          <table:table-cell table:style-name="ce5" office:value-type="string" calcext:value-type="string">
            <text:p>Date de notification </text:p>
          </table:table-cell>
          <table:table-cell office:value-type="float" office:value="1" calcext:value-type="float">
            <text:p>1</text:p>
          </table:table-cell>
          <table:table-cell office:value-type="string" calcext:value-type="string">
            <text:p><text:span text:style-name="T4">Date de notification du marché au format AAAA-MM-JJ </text:span></text:p>
            <text:p><text:span text:style-name="T23">Type INSEE : </text:span><text:span text:style-name="T24">DateType </text:span></text:p>
            <text:p><text:span text:style-name="T4">Expression régulière de validation (\d{4}-\d{2}-\d{2}) </text:span></text:p>
            <text:p><text:span text:style-name="T6">Exemple : 2016-02-24</text:span></text:p>
          </table:table-cell>
          <table:table-cell office:value-type="string" calcext:value-type="string">
            <text:p><text:span text:style-name="T4">ISO 8601, </text:span></text:p>
            <text:p><text:span text:style-name="T4">format étendu </text:span></text:p>
            <text:p><text:span text:style-name="T6">http://xml.insee.fr/schema/commun.html #Date_stype</text:span></text:p>
          </table:table-cell>
          <table:table-cell office:value-type="string" calcext:value-type="string">
            <text:p>EndDate</text:p>
          </table:table-cell>
          <table:table-cell office:value-type="float" office:value="1" calcext:value-type="float">
            <text:p>1</text:p>
          </table:table-cell>
          <table:table-cell office:value-type="string" calcext:value-type="string">
            <text:p>EndDate</text:p>
          </table:table-cell>
          <table:table-cell office:value-type="float" office:value="1" calcext:value-type="float">
            <text:p>1</text:p>
          </table:table-cell>
        </table:table-row>
        <table:table-row table:style-name="ro16">
          <table:table-cell table:style-name="ce8" office:value-type="string" calcext:value-type="string">
            <text:p><text:span text:style-name="T7">Date initiale de publication des </text:span><text:span text:style-name="T6">données essentielles</text:span></text:p>
          </table:table-cell>
          <table:table-cell office:value-type="float" office:value="1" calcext:value-type="float">
            <text:p>1</text:p>
          </table:table-cell>
          <table:table-cell office:value-type="string" calcext:value-type="string">
            <text:p><text:span text:style-name="T4">Date à laquelle les données essentielles du marché décrit ont </text:span><text:span text:style-name="T25">été publiées pour la première fois. Cette date n’est donc pas mise à jour en cas de modification du marché. </text:span></text:p>
            <text:p><text:span text:style-name="T15">Date au format AAAA-MM-JJ </text:span></text:p>
            <text:p><text:span text:style-name="T23">Type INSEE : </text:span><text:span text:style-name="T24">DateType </text:span></text:p>
            <text:p><text:span text:style-name="T15">Expression régulière de validation (\d{4}-\d{2}-\d{2}) </text:span></text:p>
            <text:p><text:span text:style-name="T23">Exemple : 2016-02-24</text:span></text:p>
          </table:table-cell>
          <table:table-cell office:value-type="string" calcext:value-type="string">
            <text:p><text:span text:style-name="T4">ISO 8601, </text:span></text:p>
            <text:p><text:span text:style-name="T4">format étendu </text:span></text:p>
            <text:p><text:span text:style-name="T6">http://xml.insee.fr/schema/commun.html #Date_stype</text:span></text:p>
          </table:table-cell>
          <table:table-cell office:value-type="string" calcext:value-type="string">
            <text:p>StartDate</text:p>
          </table:table-cell>
          <table:table-cell office:value-type="float" office:value="1" calcext:value-type="float">
            <text:p>1</text:p>
          </table:table-cell>
          <table:table-cell office:value-type="string" calcext:value-type="string">
            <text:p>StartDate</text:p>
          </table:table-cell>
          <table:table-cell office:value-type="float" office:value="1" calcext:value-type="float">
            <text:p>1</text:p>
          </table:table-cell>
        </table:table-row>
        <table:table-row table:style-name="ro8">
          <table:table-cell table:style-name="ce6" office:value-type="string" calcext:value-type="string">
            <text:p>Montant forfaitaire ou estimé maximum HT</text:p>
          </table:table-cell>
          <table:table-cell office:value-type="float" office:value="1" calcext:value-type="float">
            <text:p>1</text:p>
          </table:table-cell>
          <table:table-cell office:value-type="string" calcext:value-type="string">
            <text:p><text:span text:style-name="T4">Décimal </text:span></text:p>
            <text:p><text:span text:style-name="T4">Montant du marché hors taxes en € </text:span></text:p>
            <text:p><text:span text:style-name="T4">Le séparateur décimal est le point. </text:span></text:p>
            <text:p><text:span text:style-name="T6">Exemple : 14982.29</text:span></text:p>
          </table:table-cell>
          <table:table-cell/>
          <table:table-cell office:value-type="string" calcext:value-type="string">
            <text:p>Description</text:p>
          </table:table-cell>
          <table:table-cell office:value-type="float" office:value="1" calcext:value-type="float">
            <text:p>1</text:p>
          </table:table-cell>
          <table:table-cell office:value-type="string" calcext:value-type="string">
            <text:p>Description</text:p>
          </table:table-cell>
          <table:table-cell office:value-type="float" office:value="1" calcext:value-type="float">
            <text:p>1</text:p>
          </table:table-cell>
        </table:table-row>
        <table:table-row table:style-name="ro17">
          <table:table-cell table:style-name="ce5" office:value-type="string" calcext:value-type="string">
            <text:p>Forme du prix </text:p>
          </table:table-cell>
          <table:table-cell office:value-type="float" office:value="1" calcext:value-type="float">
            <text:p>1</text:p>
          </table:table-cell>
          <table:table-cell office:value-type="string" calcext:value-type="string">
            <text:p><text:span text:style-name="T4">Liste (plusieurs choix possibles) </text:span></text:p>
            <text:p><text:span text:style-name="T4"/></text:p>
            <text:p><text:span text:style-name="T12">- </text:span><text:span text:style-name="T13">Ferme </text:span></text:p>
            <text:p><text:span text:style-name="T12">- </text:span><text:span text:style-name="T13">Ferme et actualisable </text:span></text:p>
            <text:p><text:span text:style-name="T14">- </text:span><text:span text:style-name="T15">Révisable</text:span></text:p>
          </table:table-cell>
          <table:table-cell/>
          <table:table-cell office:value-type="string" calcext:value-type="string">
            <text:p>Description</text:p>
          </table:table-cell>
          <table:table-cell office:value-type="float" office:value="1" calcext:value-type="float">
            <text:p>1</text:p>
          </table:table-cell>
          <table:table-cell office:value-type="string" calcext:value-type="string">
            <text:p>Description</text:p>
          </table:table-cell>
          <table:table-cell office:value-type="float" office:value="1" calcext:value-type="float">
            <text:p>1</text:p>
          </table:table-cell>
        </table:table-row>
        <table:table-row table:style-name="ro18">
          <table:table-cell table:style-name="ce5" office:value-type="string" calcext:value-type="string">
            <text:p>Titulaires </text:p>
          </table:table-cell>
          <table:table-cell office:value-type="string" calcext:value-type="string">
            <text:p>1...n</text:p>
          </table:table-cell>
          <table:table-cell table:number-columns-repeated="6"/>
        </table:table-row>
        <table:table-row table:style-name="ro19">
          <table:table-cell table:style-name="ce6" office:value-type="string" calcext:value-type="string">
            <text:p>Identifiant du titulaire</text:p>
          </table:table-cell>
          <table:table-cell office:value-type="float" office:value="1" calcext:value-type="float">
            <text:p>1</text:p>
          </table:table-cell>
          <table:table-cell table:style-name="ce10" office:value-type="string" calcext:value-type="string">
            <text:p>Texte </text:p>
            <text:p>Types d’identifiants possibles (favoriser le SIRET) : </text:p>
            <text:p/>
            <text:p><text:span text:style-name="T12">- </text:span><text:span text:style-name="T26">SIRET </text:span><text:span text:style-name="T27">(identifiant français, 14 chiffres) </text:span></text:p>
            <text:p><text:span text:style-name="T28">- </text:span><text:span text:style-name="T26">TVA </text:span><text:span text:style-name="T27">(numéro de TVA intracommunautaire, pour les entreprises de pays membres de l’Union Européenne) </text:span></text:p>
            <text:p/>
          </table:table-cell>
          <table:table-cell/>
          <table:table-cell office:value-type="string" calcext:value-type="string">
            <text:p>Description</text:p>
          </table:table-cell>
          <table:table-cell office:value-type="float" office:value="1" calcext:value-type="float">
            <text:p>1</text:p>
          </table:table-cell>
          <table:table-cell office:value-type="string" calcext:value-type="string">
            <text:p>Description</text:p>
          </table:table-cell>
          <table:table-cell office:value-type="float" office:value="1" calcext:value-type="float">
            <text:p>1</text:p>
          </table:table-cell>
        </table:table-row>
        <table:table-row table:style-name="ro20">
          <table:table-cell table:style-name="ce5" office:value-type="string" calcext:value-type="string">
            <text:p>Type d’identifiant </text:p>
          </table:table-cell>
          <table:table-cell office:value-type="float" office:value="1" calcext:value-type="float">
            <text:p>1</text:p>
          </table:table-cell>
          <table:table-cell office:value-type="string" calcext:value-type="string">
            <text:p><text:span text:style-name="T4">Texte </text:span></text:p>
            <text:p><text:span text:style-name="T4">Valeurs possibles : </text:span></text:p>
            <text:p><text:span text:style-name="T4"/></text:p>
            <text:p><text:span text:style-name="T12">- </text:span><text:span text:style-name="T13">SIRET </text:span></text:p>
            <text:p><text:span text:style-name="T12">- </text:span><text:span text:style-name="T13">TVA </text:span></text:p>
            <text:p><text:span text:style-name="T12">- </text:span><text:span text:style-name="T13">TAHITI </text:span></text:p>
            <text:p><text:span text:style-name="T12">- </text:span><text:span text:style-name="T13">RIDET </text:span></text:p>
            <text:p><text:span text:style-name="T12">- </text:span><text:span text:style-name="T13">FRWF </text:span></text:p>
            <text:p><text:span text:style-name="T12">- </text:span><text:span text:style-name="T13">IREP </text:span></text:p>
            <text:p><text:span text:style-name="T16">- HORS UE</text:span></text:p>
          </table:table-cell>
          <table:table-cell/>
          <table:table-cell office:value-type="string" calcext:value-type="string">
            <text:p>Description</text:p>
          </table:table-cell>
          <table:table-cell office:value-type="float" office:value="1" calcext:value-type="float">
            <text:p>1</text:p>
          </table:table-cell>
          <table:table-cell office:value-type="string" calcext:value-type="string">
            <text:p>Description</text:p>
          </table:table-cell>
          <table:table-cell office:value-type="float" office:value="1" calcext:value-type="float">
            <text:p>1</text:p>
          </table:table-cell>
        </table:table-row>
        <table:table-row table:style-name="ro11">
          <table:table-cell table:style-name="ce6" office:value-type="string" calcext:value-type="string">
            <text:p>Dénomination sociale</text:p>
          </table:table-cell>
          <table:table-cell office:value-type="float" office:value="1" calcext:value-type="float">
            <text:p>1</text:p>
          </table:table-cell>
          <table:table-cell office:value-type="string" calcext:value-type="string">
            <text:p><text:span text:style-name="T4">Texte </text:span></text:p>
            <text:p><text:span text:style-name="T4">Nom de l’opérateur économique intervenant sur le marché (le caractère univoque est assuré par le SIRET) </text:span></text:p>
            <text:p><text:span text:style-name="T6">Exemple : "Transit 2000 SA"</text:span></text:p>
          </table:table-cell>
          <table:table-cell/>
          <table:table-cell office:value-type="string" calcext:value-type="string">
            <text:p>Description</text:p>
          </table:table-cell>
          <table:table-cell office:value-type="float" office:value="1" calcext:value-type="float">
            <text:p>1</text:p>
          </table:table-cell>
          <table:table-cell office:value-type="string" calcext:value-type="string">
            <text:p>Description</text:p>
          </table:table-cell>
          <table:table-cell office:value-type="float" office:value="1" calcext:value-type="float">
            <text:p>1</text:p>
          </table:table-cell>
        </table:table-row>
        <table:table-row table:style-name="ro18">
          <table:table-cell table:style-name="ce5" office:value-type="string" calcext:value-type="string">
            <text:p>Modifications du marché (avenants) </text:p>
          </table:table-cell>
          <table:table-cell office:value-type="string" calcext:value-type="string">
            <text:p>0...1</text:p>
          </table:table-cell>
          <table:table-cell table:number-columns-repeated="6"/>
        </table:table-row>
        <table:table-row table:style-name="ro21">
          <table:table-cell table:style-name="ce5" office:value-type="string" calcext:value-type="string">
            <text:p>Objet de la modification </text:p>
          </table:table-cell>
          <table:table-cell office:value-type="float" office:value="1" calcext:value-type="float">
            <text:p>1</text:p>
          </table:table-cell>
          <table:table-cell table:style-name="ce11" office:value-type="string" calcext:value-type="string">
            <text:p>Texte </text:p>
            <text:p>Limité à 256 caractères. </text:p>
          </table:table-cell>
          <table:table-cell table:number-columns-repeated="5"/>
        </table:table-row>
        <table:table-row table:style-name="ro22">
          <table:table-cell table:style-name="ce5" office:value-type="string" calcext:value-type="string">
            <text:p>Date de publication des données de la modification </text:p>
          </table:table-cell>
          <table:table-cell office:value-type="float" office:value="1" calcext:value-type="float">
            <text:p>1</text:p>
          </table:table-cell>
          <table:table-cell office:value-type="string" calcext:value-type="string">
            <text:p><text:span text:style-name="T4">Texte </text:span></text:p>
            <text:p><text:span text:style-name="T4">Date de la republication des données incluant la modification au format AAAA-MM-JJ </text:span></text:p>
            <text:p><text:span text:style-name="T9">Type INSEE </text:span><text:span text:style-name="T10">: </text:span><text:span text:style-name="T11">DateType </text:span></text:p>
            <text:p><text:span text:style-name="T4">Expression régulière de validation (\d{4}-\d{2}-\d{2}) </text:span></text:p>
            <text:p><text:span text:style-name="T6">Exemple : 2016-02-24</text:span></text:p>
          </table:table-cell>
          <table:table-cell office:value-type="string" calcext:value-type="string">
            <text:p><text:span text:style-name="T4">ISO 8601, </text:span></text:p>
            <text:p><text:span text:style-name="T4">format étendu </text:span></text:p>
            <text:p><text:span text:style-name="T6">http://xml.insee.fr/schema/commun.html #Date_stype</text:span></text:p>
          </table:table-cell>
          <table:table-cell table:number-columns-repeated="4"/>
        </table:table-row>
        <table:table-row table:style-name="ro23">
          <table:table-cell table:style-name="ce6" office:value-type="string" calcext:value-type="string">
            <text:p>Modification de la durée</text:p>
          </table:table-cell>
          <table:table-cell table:number-columns-repeated="7"/>
        </table:table-row>
        <table:table-row table:style-name="ro23">
          <table:table-cell table:style-name="ce6" office:value-type="string" calcext:value-type="string">
            <text:p>Modification du montant</text:p>
          </table:table-cell>
          <table:table-cell table:number-columns-repeated="7"/>
        </table:table-row>
        <table:table-row table:style-name="ro23">
          <table:table-cell table:style-name="ce6" office:value-type="string" calcext:value-type="string">
            <text:p>Modification des titulaires</text:p>
          </table:table-cell>
          <table:table-cell table:number-columns-repeated="7"/>
        </table:table-row>
        <table:table-row table:style-name="ro23">
          <table:table-cell table:style-name="ce6" office:value-type="string" calcext:value-type="string">
            <text:p>Identifiant du titulaire</text:p>
          </table:table-cell>
          <table:table-cell table:number-columns-repeated="7"/>
        </table:table-row>
        <table:table-row table:style-name="ro18">
          <table:table-cell table:style-name="ce5" office:value-type="string" calcext:value-type="string">
            <text:p>Type d’identifiant </text:p>
          </table:table-cell>
          <table:table-cell table:number-columns-repeated="7"/>
        </table:table-row>
        <table:table-row table:style-name="ro18">
          <table:table-cell table:style-name="ce5" office:value-type="string" calcext:value-type="string">
            <text:p>Dénomination sociale </text:p>
          </table:table-cell>
          <table:table-cell table:number-columns-repeated="7"/>
        </table:table-row>
        <table:table-row table:style-name="ro18">
          <table:table-cell table:style-name="ce5" office:value-type="string" calcext:value-type="string">
            <text:p>Date de signature de la modification </text:p>
          </table:table-cell>
          <table:table-cell table:number-columns-repeated="7"/>
        </table:table-row>
        <table:table-row table:style-name="ro1" table:number-rows-repeated="1048543">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F" svg:font-family="" style:font-family-generic="roman"/>
    <style:font-face style:name="Times New Roman" svg:font-family="'Times New Roman', 'Times New Roman'" style:font-family-generic="roman"/>
    <style:font-face style:name="Arial" svg:font-family="Arial, Arial" style:font-family-generic="swiss"/>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1"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6:05:51.626000000</meta:creation-date>
    <dc:date>2018-05-02T21:29:37.149000000</dc:date>
    <meta:editing-duration>PT3H48S</meta:editing-duration>
    <meta:editing-cycles>1</meta:editing-cycles>
    <meta:document-statistic meta:table-count="1" meta:cell-count="166" meta:object-count="0"/>
    <meta:generator>LibreOffice/6.0.2.1$Windows_X86_64 LibreOffice_project/f7f06a8f319e4b62f9bc5095aa112a65d2f3ac89</meta:generator>
  </office:meta>
</office:document-meta>
</file>